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none"/>
    </style:style>
    <style:style style:name="P3" style:family="paragraph" style:parent-style-name="Standard">
      <style:text-properties style:text-line-through-style="solid"/>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style:text-line-through-style="solid"/>
    </style:style>
    <style:style style:name="P6" style:family="paragraph" style:parent-style-name="Standard">
      <style:text-properties style:text-line-through-style="solid" style:text-underline-style="none"/>
    </style:style>
    <style:style style:name="P7"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8"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233325592" text:id="ct233325592">
          <text:insertion>
            <office:change-info>
              <dc:creator>Gemma Wright</dc:creator>
              <dc:date>2014-01-26T10:56:07.24</dc:date>
            </office:change-info>
          </text:insertion>
        </text:changed-region>
        <text:changed-region xml:id="ct233324968" text:id="ct233324968">
          <text:deletion>
            <office:change-info>
              <dc:creator>Gemma Wright</dc:creator>
              <dc:date>2014-01-26T10:56:07.24</dc:date>
            </office:change-info>
            <text:p text:style-name="P1">backups folder</text:p>
          </text:deletion>
        </text:changed-region>
        <text:changed-region xml:id="ct233325696" text:id="ct233325696">
          <text:insertion>
            <office:change-info>
              <dc:creator>Gemma Wright</dc:creator>
              <dc:date>2014-01-26T10:56:07.24</dc:date>
            </office:change-info>
          </text:insertion>
        </text:changed-region>
        <text:changed-region xml:id="ct233325800" text:id="ct233325800">
          <text:insertion>
            <office:change-info>
              <dc:creator>Gemma Wright</dc:creator>
              <dc:date>2014-01-26T10:56:07.24</dc:date>
            </office:change-info>
          </text:insertion>
        </text:changed-region>
        <text:changed-region xml:id="ct233325904" text:id="ct233325904">
          <text:insertion>
            <office:change-info>
              <dc:creator>Gemma Wright</dc:creator>
              <dc:date>2014-01-26T10:56:07.24</dc:date>
            </office:change-info>
          </text:insertion>
        </text:changed-region>
        <text:changed-region xml:id="ct233326008" text:id="ct233326008">
          <text:insertion>
            <office:change-info>
              <dc:creator>Gemma Wright</dc:creator>
              <dc:date>2014-01-26T10:56:07.24</dc:date>
            </office:change-info>
          </text:insertion>
        </text:changed-region>
        <text:changed-region xml:id="ct233326112" text:id="ct23332611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4"><text:change-start text:change-id="ct233325592"/><text:span text:style-name="T1">projectID520ac57ca4059</text:span> </text:p>
      <text:p text:style-name="Standard"><text:change-end text:change-id="ct233325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23332496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6">5. Format Front Matter (15 min.)</text:p>
      <text:p text:style-name="P6"/>
      <text:p text:style-name="P6"><text:s text:c="4"/>Format the title page, preserving as much of the original material as possible. Protect in /X...X/ (no rewrap, no indent) or /F...F/ (the same, except that it will be centered in the html version).</text:p>
      <text:p text:style-name="P6"><text:s text:c="4"/>Edit the TOC. Find each matching chapter head; make sure heads are 1:1 with TOC. Protect TOC with /X...X/.</text:p>
      <text:p text:style-name="P6"><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
      <text:p text:style-name="Standard">7. Remove Visible Page Breaks (10-30 min.)</text:p>
      <text:p text:style-name="Standard"><text:tab/></text:p>
      <text:p text:style-name="Standard"><text:tab/><text:span text:style-name="T5">Sort out page labels first</text:span></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text:soft-page-break/>Preserve author's intent even when inconsistent. Hint: Enable the Suspects flag and click Emdashes again to see only suspects words.</text:p>
      <text:p text:style-name="Standard"><text:s text:c="4"/>Click Hyphens. Same as Emdashes above but for Hyphens.</text:p>
      <text:p text:style-name="Standard"><text:s text:c="4"/>Click Alpha/num. Scan list for one/ell and oh/zero errors.</text:p>
      <text:p text:style-name="Standard"><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Find Unicode symbols for man, woman and sideways f</text:p>
      <text:p text:style-name="Standard"/>
      <text:p text:style-name="Standard">9. Apply Scanno Checks (1-3 hr.)</text:p>
      <text:p text:style-name="Standard"/>
      <text:p text:style-name="Standard">See this topic for usage of the scanno checks.<text:change-start text:change-id="ct233325696"/> http://www.pgdp.net/wiki/PPTools/Guiguts/Searching#Using_Scanno_Searches<text:change-end text:change-id="ct233325696"/></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text:soft-page-break/></text:p>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8" text:outline-level="3"><text:change-start text:change-id="ct233325800"/>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Standard"/>
      <text:p text:style-name="Standard"/>
      <text:p text:style-name="Standard"><text:change-end text:change-id="ct233325800"/>**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oft-page-break/><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7"><text:change-start text:change-id="ct233325904"/><text:span text:style-name="T4">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text:soft-page-break/>likely to want to retain the ligatures, in which case you would need to submit a utf8 version.</text:p>
      <text:p text:style-name="P7">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7">End of <text:span text:style-name="T4">WARNING</text:span></text:p>
      <text:p text:style-name="Standard"/>
      <text:p text:style-name="Standard"/>
      <text:p text:style-name="Standard"><text:change-end text:change-id="ct233325904"/>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233326008"/><text:span text:style-name="T2"> </text:span><text:span text:style-name="T3">[**Probably no longer necessary, but maybe harmless]</text:span> <text:change-end text:change-id="ct233326008"/></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233326112"/><text:span text:style-name="T3">Note that the above-mentioned PG documentation is old, and that PG now create "lower" versions, such as the ASCII version automatically from the Latin-1 version you upload.</text:span> <text:change-end text:change-id="ct233326112"/><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text:soft-page-break/>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text:soft-page-break/>use HTML escapes to insert any Unicode character. One high-runner is the oe-ligature, which is &amp;oelig;. Greek works, too, but be aware that not everyone will have an extensive set of fonts loaded.</text:p>
      <text:p text:style-name="Standard"/>
      <text:p text:style-name="P2">** Create transcriber's note</text:p>
      <text:p text:style-name="P2"/>
      <text:p text:style-name="P2">Format to look like original:</text:p>
      <text:p text:style-name="P2">** chapter headings.</text:p>
      <text:p text:style-name="P2">** <text:a xlink:type="simple" xlink:href="http://www.pgdp.net/wiki/Accessibility_Recipes/Dropcaps">Drop caps.</text:a></text:p>
      <text:p text:style-name="P2">** correspondence</text:p>
      <text:p text:style-name="P2">** Thought breaks to match image</text:p>
      <text:p text:style-name="P2">** footnotes</text:p>
      <text:p text:style-name="P2"><text:a xlink:type="simple" xlink:href="http://www.pgdp.net/wiki/Accessibility_Recipes/Footnotes">Make footnotes accessible</text:a></text:p>
      <text:p text:style-name="P2"><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text:soft-page-break/>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6:05:10.17</dc:date>
    <dc:creator>Gemma Wright</dc:creator>
    <meta:editing-duration>PT6H53S</meta:editing-duration>
    <meta:editing-cycles>19</meta:editing-cycles>
    <meta:generator>OpenOffice/4.0.1$Win32 OpenOffice.org_project/401m5$Build-9714</meta:generator>
    <meta:document-statistic meta:table-count="0" meta:image-count="0" meta:object-count="0" meta:page-count="10" meta:paragraph-count="256" meta:word-count="3859" meta:character-count="24212"/>
  </office:meta>
</office:document-meta>
</file>